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E5000001379CF2F99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1" svg:font-family="'Liberation Sans'" style:font-pitch="variable"/>
    <style:font-face style:name="Lohit Hindi1" svg:font-family="'Lohit Hind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fo:min-height="0.4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94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544cm"/>
    </style:style>
    <style:style style:name="gr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2.266cm" fo:min-width="2.016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solid" draw:fill-color="#ffffff" fo:min-height="0.512cm"/>
    </style:style>
    <style:style style:name="gr9" style:family="graphic" style:parent-style-name="standard">
      <style:graphic-properties draw:stroke="dash" draw:stroke-dash="Dashed_20__28_var_29__20_4" svg:stroke-color="#000000" draw:fill="none" draw:textarea-horizontal-align="justify" draw:textarea-vertical-align="middle" draw:auto-grow-height="false" fo:min-height="2.715cm" fo:min-width="4.441cm"/>
    </style:style>
    <style:style style:name="gr10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fo:min-height="0.5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text-properties style:font-name="Ubuntu" fo:font-size="12pt" fo:font-style="normal" fo:font-weight="normal"/>
    </style:style>
    <style:style style:name="P2" style:family="paragraph">
      <style:paragraph-properties fo:text-align="center"/>
      <style:text-properties style:font-name="Ubuntu" fo:font-size="12pt" fo:font-style="normal" fo:font-weight="normal"/>
    </style:style>
    <style:style style:name="P3" style:family="paragraph">
      <style:text-properties style:font-name="Ubuntu" fo:font-size="12pt" fo:font-style="normal" fo:font-weight="normal" style:font-size-asian="12pt" style:font-size-complex="12pt"/>
    </style:style>
    <style:style style:name="P4" style:family="paragraph">
      <style:text-properties style:font-name="Ubuntu"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Ubuntu" fo:font-size="12pt" style:font-size-asian="12pt" style:font-size-complex="12pt"/>
    </style:style>
    <style:style style:name="T1" style:family="text">
      <style:text-properties style:font-name="Ubuntu" fo:font-size="12pt" fo:font-style="normal" fo:font-weight="normal"/>
    </style:style>
    <style:style style:name="T2" style:family="text">
      <style:text-properties style:font-name="Ubuntu" fo:font-size="12pt" fo:font-style="normal" fo:font-weight="normal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64cm" svg:height="0.814cm" svg:x="18.526cm" svg:y="6.462cm">
          <draw:text-box>
            <text:p><text:span text:style-name="T1">x•û(r2)</text:span></text:p>
          </draw:text-box>
        </draw:frame>
        <draw:frame draw:style-name="gr2" draw:text-style-name="P1" draw:layer="layout" svg:width="11.445cm" svg:height="0.814cm" svg:x="1.112cm" svg:y="1.065cm">
          <draw:text-box>
            <text:p><text:span text:style-name="T1">Figure 2. XO Halo, angle view of loop</text:span></text:p>
          </draw:text-box>
        </draw:frame>
        <draw:frame draw:style-name="gr3" draw:text-style-name="P2" draw:layer="layout" svg:width="8.079cm" svg:height="10.972cm" draw:transform="rotate (-1.5707963267949) translate (18.399cm 1.812cm)">
          <draw:image xlink:href="Pictures/10000000000000E5000001379CF2F99F.png" xlink:type="simple" xlink:show="embed" xlink:actuate="onLoad">
            <text:p/>
          </draw:image>
        </draw:frame>
        <draw:frame draw:style-name="gr4" draw:text-style-name="P1" draw:layer="layout" svg:width="18.288cm" svg:height="2.794cm" svg:x="1.762cm" svg:y="10.526cm">
          <draw:text-box>
            <text:p><text:span text:style-name="T1">This angle view is built from an image of a torus made by Wikimedia user Fropuff 5 May 2005 retrieved from https://en.wikipedia.org/wiki/File:Torus_cycles.png</text:span></text:p>
          </draw:text-box>
        </draw:frame>
        <draw:custom-shape draw:style-name="gr5" draw:text-style-name="P2" draw:layer="layout" svg:width="3.556cm" svg:height="3.556cm" svg:x="7.604cm" svg:y="3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.016cm" svg:height="0.814cm" svg:x="11.414cm" svg:y="5.246cm">
          <draw:text-box>
            <text:p><text:span text:style-name="T1">r2</text:span></text:p>
          </draw:text-box>
        </draw:frame>
        <draw:frame draw:style-name="gr1" draw:text-style-name="P3" draw:layer="layout" svg:width="0.762cm" svg:height="0.814cm" svg:x="12.811cm" svg:y="2.435cm">
          <draw:text-box>
            <text:p><text:span text:style-name="T2">z</text:span></text:p>
          </draw:text-box>
        </draw:frame>
        <draw:frame draw:style-name="gr7" draw:text-style-name="P1" draw:layer="layout" svg:width="1.397cm" svg:height="1.139cm" svg:x="6.842cm" svg:y="4.815cm">
          <draw:text-box>
            <text:p><text:span text:style-name="T1">c1</text:span></text:p>
          </draw:text-box>
        </draw:frame>
        <draw:frame draw:style-name="gr1" draw:text-style-name="P4" draw:layer="layout" svg:width="1.006cm" svg:height="0.814cm" svg:x="8.62cm" svg:y="5.7cm">
          <draw:text-box>
            <text:p><text:span text:style-name="T3">p1</text:span></text:p>
          </draw:text-box>
        </draw:frame>
        <draw:frame draw:style-name="gr8" draw:text-style-name="P1" draw:layer="layout" svg:width="1.016cm" svg:height="0.814cm" svg:x="12.738cm" svg:y="7.713cm">
          <draw:text-box>
            <text:p><text:span text:style-name="T1">c2</text:span></text:p>
          </draw:text-box>
        </draw:frame>
        <draw:custom-shape draw:style-name="gr9" draw:text-style-name="P2" draw:layer="layout" svg:width="6.985cm" svg:height="4.191cm" svg:x="9.382cm" svg:y="3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006cm" svg:height="0.814cm" svg:x="12.811cm" svg:y="5.229cm">
          <draw:text-box>
            <text:p><text:span text:style-name="T3">p2</text:span></text:p>
          </draw:text-box>
        </draw:frame>
        <draw:line draw:style-name="gr10" draw:text-style-name="P2" draw:layer="layout" svg:x1="12.938cm" svg:y1="5.827cm" svg:x2="19.796cm" svg:y2="7.351cm">
          <text:p/>
        </draw:line>
        <draw:frame draw:style-name="gr11" draw:text-style-name="P3" draw:layer="layout" svg:width="0.91cm" svg:height="0.814cm" svg:x="8.753cm" svg:y="4.557cm">
          <draw:text-box>
            <text:p><text:span text:style-name="T2">r1</text:span></text:p>
          </draw:text-box>
        </draw:frame>
        <draw:line draw:style-name="gr12" draw:text-style-name="P2" draw:layer="layout" svg:x1="12.965cm" svg:y1="5.827cm" svg:x2="12.965cm" svg:y2="1.001cm">
          <text:p/>
        </draw:line>
        <draw:line draw:style-name="gr12" draw:text-style-name="P2" draw:layer="layout" svg:x1="9.382cm" svg:y1="5.827cm" svg:x2="9.382cm" svg:y2="3.922cm">
          <text:p/>
        </draw:line>
        <draw:line draw:style-name="gr12" draw:text-style-name="P2" draw:layer="layout" svg:x1="12.938cm" svg:y1="5.827cm" svg:x2="9.382cm" svg:y2="5.827cm">
          <text:p/>
        </draw:line>
        <draw:frame draw:style-name="gr13" draw:text-style-name="P6" draw:layer="layout" svg:width="5.842cm" svg:height="0.814cm" svg:x="14.589cm" svg:y="1.001cm">
          <draw:text-box>
            <text:p text:style-name="P5"><text:span text:style-name="T3">Rev.2015-07-0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1" svg:font-family="'Liberation Sans'" style:font-pitch="variable"/>
    <style:font-face style:name="Lohit Hindi1" svg:font-family="'Lohit Hind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Droid Sans Fallback1" style:font-family-complex="'Droid Sans Fallback'" style:font-family-generic-complex="swiss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Brink</meta:initial-creator>
    <meta:creation-date>2013-05-16T21:56:03</meta:creation-date>
    <dc:date>2015-07-08T14:24:23.211336000</dc:date>
    <meta:editing-duration>PT1H51M25S</meta:editing-duration>
    <meta:editing-cycles>13</meta:editing-cycles>
    <meta:generator>LibreOffice/4.3.4.1$MacOSX_x86 LibreOffice_project/bc356b2f991740509f321d70e4512a6a54c5f243</meta:generator>
    <meta:printed-by>Benjamin Brink</meta:printed-by>
    <meta:print-date>2013-05-20T21:41:55</meta:print-date>
    <meta:document-statistic meta:object-count="18"/>
  </office:meta>
</office:document-meta>
</file>